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2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9344" calcext:value-type="float">
            <text:p>47.3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6648" calcext:value-type="float">
            <text:p>47.8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1032" calcext:value-type="float">
            <text:p>47.8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0176" calcext:value-type="float">
            <text:p>47.8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9256" calcext:value-type="float">
            <text:p>48.1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9776" calcext:value-type="float">
            <text:p>48.4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6952" calcext:value-type="float">
            <text:p>49.5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8048" calcext:value-type="float">
            <text:p>51.4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4976" calcext:value-type="float">
            <text:p>52.0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4632" calcext:value-type="float">
            <text:p>57.6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9008" calcext:value-type="float">
            <text:p>51.4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6304" calcext:value-type="float">
            <text:p>49.6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4968" calcext:value-type="float">
            <text:p>49.6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8016" calcext:value-type="float">
            <text:p>49.6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200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2536" calcext:value-type="float">
            <text:p>51.5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9448" calcext:value-type="float">
            <text:p>51.2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3016" calcext:value-type="float">
            <text:p>47.7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3328" calcext:value-type="float">
            <text:p>47.9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328" calcext:value-type="float">
            <text:p>51.3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1408" calcext:value-type="float">
            <text:p>51.6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4424" calcext:value-type="float">
            <text:p>57.4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868" calcext:value-type="float">
            <text:p>58.0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6296" calcext:value-type="float">
            <text:p>58.7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4496" calcext:value-type="float">
            <text:p>59.5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808" calcext:value-type="float">
            <text:p>60.1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8336" calcext:value-type="float">
            <text:p>59.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9088" calcext:value-type="float">
            <text:p>59.7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644" calcext:value-type="float">
            <text:p>51.5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3976" calcext:value-type="float">
            <text:p>51.6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7128" calcext:value-type="float">
            <text:p>51.6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3752" calcext:value-type="float">
            <text:p>54.4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1752" calcext:value-type="float">
            <text:p>57.4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3672" calcext:value-type="float">
            <text:p>57.5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836" calcext:value-type="float">
            <text:p>59.2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8016" calcext:value-type="float">
            <text:p>61.0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0416" calcext:value-type="float">
            <text:p>61.2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4688" calcext:value-type="float">
            <text:p>51.2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7912" calcext:value-type="float">
            <text:p>49.5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3048" calcext:value-type="float">
            <text:p>49.5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9896" calcext:value-type="float">
            <text:p>49.4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6368" calcext:value-type="float">
            <text:p>49.4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996" calcext:value-type="float">
            <text:p>49.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3864" calcext:value-type="float">
            <text:p>49.2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1464" calcext:value-type="float">
            <text:p>49.0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5368" calcext:value-type="float">
            <text:p>49.0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0984" calcext:value-type="float">
            <text:p>49.0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6808" calcext:value-type="float">
            <text:p>49.1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6744" calcext:value-type="float">
            <text:p>49.3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3152" calcext:value-type="float">
            <text:p>49.6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132" calcext:value-type="float">
            <text:p>48.6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304" calcext:value-type="float">
            <text:p>48.5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4664" calcext:value-type="float">
            <text:p>47.9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3728" calcext:value-type="float">
            <text:p>51.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5544" calcext:value-type="float">
            <text:p>51.2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8736" calcext:value-type="float">
            <text:p>51.6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268" calcext:value-type="float">
            <text:p>51.9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0968" calcext:value-type="float">
            <text:p>51.9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8328" calcext:value-type="float">
            <text:p>57.4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6656" calcext:value-type="float">
            <text:p>57.8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9072" calcext:value-type="float">
            <text:p>58.8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9416" calcext:value-type="float">
            <text:p>60.8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072" calcext:value-type="float">
            <text:p>61.5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7528" calcext:value-type="float">
            <text:p>62.5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8592" calcext:value-type="float">
            <text:p>62.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8728" calcext:value-type="float">
            <text:p>64.4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9248" calcext:value-type="float">
            <text:p>68.6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5176" calcext:value-type="float">
            <text:p>49.7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9792" calcext:value-type="float">
            <text:p>45.5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6952" calcext:value-type="float">
            <text:p>45.7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1088" calcext:value-type="float">
            <text:p>49.0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908" calcext:value-type="float">
            <text:p>49.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7" calcext:value-type="float">
            <text:p>52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812" calcext:value-type="float">
            <text:p>64.9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8264" calcext:value-type="float">
            <text:p>69.1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7536" calcext:value-type="float">
            <text:p>57.2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0056" calcext:value-type="float">
            <text:p>62.1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0304" calcext:value-type="float">
            <text:p>51.2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8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612096592601</text:p>
          </table:table-cell>
          <table:table-cell office:value-type="string" calcext:value-type="string">
            <text:p>13N <text:s/>4E17ABA 1 <text:s/>DWIGHT NORTH</text:p>
          </table:table-cell>
          <table:table-cell office:value-type="string" calcext:value-type="string">
            <text:p>197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22" meta:object-count="0"/>
    <meta:user-defined meta:name="AppVersion">3.0</meta:user-defined>
  </office:meta>
</office:document-meta>
</file>